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2" style:family="paragraph" style:parent-style-name="Standard">
      <style:text-properties officeooo:rsid="001379c4" officeooo:paragraph-rsid="001379c4"/>
    </style:style>
    <style:style style:name="P13" style:family="paragraph" style:parent-style-name="Standard">
      <style:text-properties officeooo:paragraph-rsid="001379c4"/>
    </style:style>
    <style:style style:name="P14" style:family="paragraph" style:parent-style-name="Standard">
      <style:text-properties officeooo:rsid="001551cb" officeooo:paragraph-rsid="001551cb"/>
    </style:style>
    <style:style style:name="P15" style:family="paragraph" style:parent-style-name="Standard">
      <style:text-properties officeooo:rsid="00189b45" officeooo:paragraph-rsid="00189b45"/>
    </style:style>
    <style:style style:name="P16" style:family="paragraph" style:parent-style-name="Standard">
      <style:text-properties officeooo:rsid="001aad82" officeooo:paragraph-rsid="001aad82"/>
    </style:style>
    <style:style style:name="P17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18" style:family="paragraph" style:parent-style-name="Standard">
      <style:text-properties officeooo:rsid="001bd2ed" officeooo:paragraph-rsid="001bd2ed"/>
    </style:style>
    <style:style style:name="P19" style:family="paragraph" style:parent-style-name="Standard">
      <style:text-properties officeooo:rsid="001d3088" officeooo:paragraph-rsid="001d3088"/>
    </style:style>
    <style:style style:name="P20" style:family="paragraph" style:parent-style-name="Standard">
      <style:text-properties officeooo:rsid="001ef184" officeooo:paragraph-rsid="001ef184"/>
    </style:style>
    <style:style style:name="P21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2" style:family="paragraph" style:parent-style-name="Standard">
      <style:text-properties officeooo:rsid="001ef184" officeooo:paragraph-rsid="001ef184"/>
    </style:style>
    <style:style style:name="P23" style:family="paragraph" style:parent-style-name="Standard">
      <style:text-properties officeooo:rsid="002044d9" officeooo:paragraph-rsid="002044d9"/>
    </style:style>
    <style:style style:name="P24" style:family="paragraph" style:parent-style-name="Standard">
      <style:text-properties officeooo:rsid="00215dbe" officeooo:paragraph-rsid="00215db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8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9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42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4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44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4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46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officeooo:rsid="001379c4"/>
    </style:style>
    <style:style style:name="T12" style:family="text">
      <style:text-properties loext:padding="0cm" loext:border="none"/>
    </style:style>
    <style:style style:name="T13" style:family="text">
      <style:text-properties style:font-name="system-ui" fo:font-size="10.5pt" fo:font-style="normal" fo:font-weight="normal"/>
    </style:style>
    <style:style style:name="T14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25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25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26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26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1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27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27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28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28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28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28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2">03-04-2026 <text:s/>00:01</text:p>
      <text:p text:style-name="P12"/>
      <text:p text:style-name="P13"><text:span text:style-name="T11">antes de guardar en git local me dejo esta nota: </text:span><text:span text:style-name="T5">Nota pequeña (QA)</text:span></text:p>
      <text:p text:style-name="P11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29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29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2">-------------------------------------------------------------------</text:p>
      <text:p text:style-name="P12"/>
      <text:p text:style-name="P12"><text:soft-page-break/></text:p>
      <text:h text:style-name="P4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30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34"><text:span text:style-name="Strong_20_Emphasis"><text:span text:style-name="T1">Nuevos:</text:span></text:span><text:span text:style-name="T2"> </text:span></text:p>
          <text:p text:style-name="P36"><text:span text:style-name="T14">src/js/supabase/client.js</text:span><text:span text:style-name="T12">, </text:span></text:p>
          <text:p text:style-name="P41">src/js/supabase/auth.js</text:p>
        </text:list-item>
        <text:list-item>
          <text:p text:style-name="P30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40">✅ <text:span text:style-name="T13">Supabase Auth integrado</text:span></text:p>
        </text:list-item>
        <text:list-item>
          <text:p text:style-name="P31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40">✅ <text:span text:style-name="T13">Validación de rol admin</text:span></text:p>
        </text:list-item>
        <text:list-item>
          <text:p text:style-name="P40">✅ <text:span text:style-name="T13">Registro con metadata y trigger server-side</text:span></text:p>
        </text:list-item>
        <text:list-item>
          <text:p text:style-name="P40">✅ <text:span text:style-name="T13">Rate limit 429 resuelto (email confirmation desactivado temporalmente)</text:span></text:p>
        </text:list-item>
      </text:list>
      <text:p text:style-name="P14">03-04-2026 20:39pm</text:p>
      <text:p text:style-name="P14"/>
      <text:p text:style-name="P14">--------------------------------------------------------------------------------------------</text:p>
      <text:h text:style-name="P5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32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32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38">Constraints, índices y validaciones listos</text:p>
        </text:list-item>
        <text:list-item>
          <text:p text:style-name="P38">RLS ya estaba correcto</text:p>
        </text:list-item>
        <text:list-item>
          <text:p text:style-name="P39">04-04-2026</text:p>
        </text:list-item>
      </text:list>
      <text:p text:style-name="P15">0:41am</text:p>
      <text:p text:style-name="P15">------------------------------------------------------------------------------------------</text:p>
      <text:p text:style-name="P15"/>
      <text:h text:style-name="P6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33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35"><text:span text:style-name="Strong_20_Emphasis"><text:span text:style-name="T1">Nuevo:</text:span></text:span><text:span text:style-name="T2"> </text:span></text:p>
          <text:p text:style-name="P37"><text:soft-page-break/><text:span text:style-name="T14">src/js/supabase/products.js</text:span><text:span text:style-name="T12"> (service layer)</text:span></text:p>
        </text:list-item>
        <text:list-item>
          <text:p text:style-name="P33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6">04-04-2026 6:49am</text:p>
      <text:p text:style-name="P16">----------------------------------------------------------------------------------------</text:p>
      <text:p text:style-name="P19">a partir de aquí:</text:p>
      <text:p text:style-name="P18">con visual studio code+cline+ modelo gratis qwen 3.6 preview de open router</text:p>
      <text:p text:style-name="P18">04-04-2026 <text:s/>11:54am</text:p>
      <text:p text:style-name="P18"/>
      <text:p text:style-name="P10">Commit realizado exitosamente. Los cambios de la Fase 2 están guardados en git local:</text:p>
      <text:p text:style-name="P17"><text:span text:style-name="Source_20_Text"><text:span text:style-name="T6">[main 0a2f436] Fase 2 completada: Catálogo + Tasa desde Supabase</text:span></text:span></text:p>
      <text:p text:style-name="P17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18"/>
      <text:p text:style-name="P18">------------------------------------------------------------------------------</text:p>
      <text:p text:style-name="P18">cd /home/marcos/Documentos/lamubi-principal &amp;&amp; git commit -m "Fase 3 completada: Migrar admin de localStorage a Supabase</text:p>
      <text:p text:style-name="P18"/>
      <text:p text:style-name="P18">- Migrar initDashboard() para cargar KPIs y órdenes desde Supabase</text:p>
      <text:p text:style-name="P18">- Migrar initCompradores() para agrupar compradores desde órdenes de Supabase</text:p>
      <text:p text:style-name="P18">- Migrar initVerificaciones() para cargar órdenes pendientes desde Supabase</text:p>
      <text:p text:style-name="P18">- Eliminar dependencia de getOrders() de store.js en admin-licor/app.js</text:p>
      <text:p text:style-name="P18">- Actualizar updateOrderStatus() para pasar reason como objeto"</text:p>
      <text:p text:style-name="P18"/>
      <text:p text:style-name="P10">Commit realizado exitosamente:</text:p>
      <text:p text:style-name="P17"><text:span text:style-name="Source_20_Text"><text:span text:style-name="T6">[main 54c92ae] Fase 3 completada: Migrar admin de localStorage a Supabase</text:span></text:span></text:p>
      <text:p text:style-name="P17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18"/>
      <text:p text:style-name="P20">12:19pm</text:p>
      <text:p text:style-name="P20">--------------------------------------------------------------------------</text:p>
      <text:p text:style-name="P20"/>
      <text:p text:style-name="P43">Commit realizado exitosamente:</text:p>
      <text:p text:style-name="P17"><text:span text:style-name="Source_20_Text"><text:span text:style-name="T6">[main 0884c95] Fase 4 completada: Pagos y Verificación con Supabase</text:span></text:span></text:p>
      <text:p text:style-name="P17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42">Resumen de lo implementado en la Fase 4:</text:p>
      <text:list text:style-name="L10">
        <text:list-item>
          <text:p text:style-name="P45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45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45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46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42">¿Quieres continuar con la Fase 5 (Mesas)?</text:p>
      <text:p text:style-name="P20"/>
      <text:p text:style-name="P23">15:04pm</text:p>
      <text:p text:style-name="P23">------------------------------------------------------------------------</text:p>
      <text:p text:style-name="P23"/>
      <text:p text:style-name="P23"/>
      <text:p text:style-name="P23"/>
      <text:p text:style-name="P23"><text:soft-page-break/>cd /home/marcos/Documentos/lamubi-principal &amp;&amp; git commit -m "Fase 5 completada: Mesas con Supabase</text:p>
      <text:p text:style-name="P23"/>
      <text:p text:style-name="P23">- Crear src/js/supabase/mesas.js (servicio modular para mapas de mesas)</text:p>
      <text:p text:style-name="P23">- Migrar admin-licor/mesas.html para publicar mapas en Supabase Storage</text:p>
      <text:p text:style-name="P23">- Migrar licor/mesas.html para mostrar mapa activo desde Supabase</text:p>
      <text:p text:style-name="P23">- Actualizar textos de mesas.html (eliminado mock)</text:p>
      <text:p text:style-name="P23">- Configurar bucket mesas-images como público"</text:p>
      <text:p text:style-name="P44">Commit realizado exitosamente:</text:p>
      <text:p text:style-name="P17"><text:span text:style-name="Source_20_Text"><text:span text:style-name="T6">[main 82a0cd8] Fase 5 completada: Mesas con Supabase</text:span></text:span></text:p>
      <text:p text:style-name="P17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3"/>
      <text:p text:style-name="P24">16:04pm</text:p>
      <text:p text:style-name="P23">-----------------------------------------------------------------------------</text:p>
      <text:p text:style-name="P23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16:04:57.948557104</dc:date>
    <meta:editing-duration>PT6H10M22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4" meta:paragraph-count="99" meta:word-count="611" meta:character-count="5030" meta:non-whitespace-character-count="4544"/>
  </office:meta>
</office:document-meta>
</file>